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ktiNarrow1" svg:font-family="MuktiNarrow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399cm" fo:margin-left="0.963cm" table:align="left" style:may-break-between-rows="true" table:border-model="collapsing"/>
    </style:style>
    <style:style style:name="Table1.A" style:family="table-column">
      <style:table-column-properties style:column-width="0.945cm"/>
    </style:style>
    <style:style style:name="Table1.B" style:family="table-column">
      <style:table-column-properties style:column-width="4.135cm"/>
    </style:style>
    <style:style style:name="Table1.C" style:family="table-column">
      <style:table-column-properties style:column-width="10.3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 style:list-style-name="L1"/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634b4"/>
    </style:style>
    <style:style style:name="T4" style:family="text">
      <style:text-properties style:font-name="Calibri" fo:font-size="11pt" officeooo:rsid="000634b4"/>
    </style:style>
    <style:style style:name="T5" style:family="text">
      <style:text-properties officeooo:rsid="00081a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sequence"/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-</text:variable-set></text:p>
      <text:p text:style-name="P1"><text:span text:style-name="T6">Reference</text:span>: SECL/OP/HR/SE/2022/<text:variable-set text:name="sequence" office:value-type="string">-</text:variable-set></text:p>
      <text:p text:style-name="Text_20_body">Name<text:tab/><text:tab/>: <text:variable-set text:name="name" office:value-type="string">-</text:variable-set></text:p>
      <text:p text:style-name="Text_20_body">Wing<text:tab/><text:tab/>: <text:variable-set text:name="wing" office:value-type="string">-</text:variable-set></text:p>
      <text:p text:style-name="Text_20_body"><text:span text:style-name="T2">Unit</text:span><text:span text:style-name="T1"> <text:tab/><text:tab/></text:span><text:span text:style-name="T2">: </text:span><text:span text:style-name="T2"><text:variable-set text:name="unit" office:value-type="string">-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-</text:variable-set></text:span></text:p>
      <text:p text:style-name="Text_20_body"/>
      <text:p text:style-name="Text_20_body">Dear <text:variable-set text:name="salutation" office:value-type="string">-</text:variable-set><text:s/><text:variable-set text:name="name" office:value-type="string">-</text:variable-set>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3">performance</text:span> and effort in the organization, Spectrum Engineering Consortium Ltd. is offering you a salary enhancement<text:variable-set text:name="promotion" office:value-type="string">-</text:variable-set>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><text:variable-set text:name="wing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><text:variable-set text:name="unit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><text:variable-set text:name="grade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><text:variable-set text:name="designation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><text:variable-set text:name="supervisor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7">BDT <text:variable-set text:name="increment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7">BDT <text:variable-set text:name="salary" office:value-type="string">-</text:variable-set>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<text:variable-set text:name="effectivefrom" office:value-type="string">-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4">together</text:span> in coming <text:span text:style-name="T4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3818576447" text:style-name="L1">
        <text:list-item>
          <text:p text:style-name="P8">Personal File</text:p>
        </text:list-item>
        <text:list-item>
          <text:p text:style-name="P8">Office Copy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ktiNarrow1" svg:font-family="MuktiNarrow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3-03T14:35:28.413573328</dc:date>
    <meta:editing-duration>PT3H34M48S</meta:editing-duration>
    <meta:editing-cycles>14</meta:editing-cycles>
    <meta:generator>LibreOffice/6.4.7.2$Linux_X86_64 LibreOffice_project/40$Build-2</meta:generator>
    <meta:document-statistic meta:table-count="1" meta:image-count="0" meta:object-count="0" meta:page-count="1" meta:paragraph-count="40" meta:word-count="130" meta:character-count="744" meta:non-whitespace-character-count="650"/>
  </office:meta>
</office:document-meta>
</file>